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HolderTests.getKeyWithNoKeysIn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KeyHolderTests.getKeyAsIntegerWith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KeyHolderTests.getKeysWithMultipleKey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KeyHolderTests.getKeyAsStringForSingl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eyHolderTests.getKeyAsWro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KeyHolderTests.getKeyWithMultipleKeysIn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KeyHolderTests.getKeyForSingleNumeric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eyHolderTests.getKeyForSingleNonNumeric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